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4605cm" style:use-optimal-column-width="true"/>
    </style:style>
    <style:style style:name="co4" style:family="table-column">
      <style:table-column-properties fo:break-before="auto" style:column-width="1.24883333333333cm" style:use-optimal-column-width="true"/>
    </style:style>
    <style:style style:name="co5" style:family="table-column">
      <style:table-column-properties fo:break-before="auto" style:column-width="0.9525cm" style:use-optimal-column-width="true"/>
    </style:style>
    <style:style style:name="co6" style:family="table-column">
      <style:table-column-properties fo:break-before="auto" style:column-width="1.18533333333333cm" style:use-optimal-column-width="true"/>
    </style:style>
    <style:style style:name="co7" style:family="table-column">
      <style:table-column-properties fo:break-before="auto" style:column-width="1.41816666666667cm" style:use-optimal-column-width="true"/>
    </style:style>
    <style:style style:name="co8" style:family="table-column">
      <style:table-column-properties fo:break-before="auto" style:column-width="1.7145cm" style:use-optimal-column-width="true"/>
    </style:style>
    <style:style style:name="co9" style:family="table-column">
      <style:table-column-properties fo:break-before="auto" style:column-width="1.62983333333333cm" style:use-optimal-column-width="true"/>
    </style:style>
    <style:style style:name="co10" style:family="table-column">
      <style:table-column-properties fo:break-before="auto" style:column-width="29.71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location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eetingAt</text:p>
          </table:table-cell>
          <table:table-cell office:value-type="string" table:style-name="ce1">
            <text:p>street</text:p>
          </table:table-cell>
          <table:table-cell office:value-type="string" table:style-name="ce1">
            <text:p>addition</text:p>
          </table:table-cell>
          <table:table-cell office:value-type="string" table:style-name="ce1">
            <text:p>district</text:p>
          </table:table-cell>
          <table:table-cell office:value-type="string" table:style-name="ce1">
            <text:p>zip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JSON</text:p>
          </table:table-cell>
          <table:table-cell office:value-type="string" office:string-value="&quot;" table:formula="of:=CHAR(34)" table:style-name="ce1">
            <text:p>"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Pfadi trotz allem, Allmendstrasse 33, 2562 Port</text:p>
          </table:table-cell>
          <table:table-cell office:value-type="string" table:style-name="ce1">
            <text:p>Pfadi trotz allem</text:p>
          </table:table-cell>
          <table:table-cell office:value-type="string" table:style-name="ce1">
            <text:p>Allmendstrasse 33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9300000000003" table:style-name="ce1">
            <text:p>47.1193</text:p>
          </table:table-cell>
          <table:table-cell office:value-type="float" office:value="7.2457000000000003" table:style-name="ce1">
            <text:p>7.2457</text:p>
          </table:table-cell>
          <table:table-cell office:value-type="string" office:string-value="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" table:formula="of:=&quot;{&quot;&amp;[.M$1]&amp;[.A$1]&amp;[.M$1]&amp;&quot;: &quot;&amp;[.A2]&amp;&quot;,&quot;&amp;[.M$1]&amp;[.C$1]&amp;[.M$1]&amp;&quot;: &quot;&amp;[.M$1]&amp;[.C2]&amp;[.M$1]&amp;&quot;,&quot;&amp;[.M$1]&amp;[.D$1]&amp;[.M$1]&amp;&quot;:&quot;&amp;[.M$1]&amp;[.D$2]&amp;[.M$1]&amp;&quot;,&quot;&amp;[.M$1]&amp;[.E$1]&amp;[.M$1]&amp;&quot;:&quot;&amp;[.M$1]&amp;[.E2]&amp;[.M$1]&amp;&quot;,&quot;&amp;[.M$1]&amp;[.F$1]&amp;[.M$1]&amp;&quot;:&quot;&amp;[.M$1]&amp;[.F2]&amp;[.M$1]&amp;&quot;,&quot;&amp;[.M$1]&amp;[.G$1]&amp;[.M$1]&amp;&quot;:&quot;&amp;[.M$1]&amp;[.G2]&amp;[.M$1]&amp;&quot;,&quot;&amp;[.M$1]&amp;[.H$1]&amp;[.M$1]&amp;&quot;:&quot;&amp;[.M$1]&amp;[.H2]&amp;[.M$1]&amp;&quot;,&quot;&amp;[.M$1]&amp;[.I$1]&amp;[.M$1]&amp;&quot;:&quot;&amp;[.M$1]&amp;[.I2]&amp;[.M$1]&amp;&quot;,&quot;&amp;[.M$1]&amp;[.J$1]&amp;[.M$1]&amp;&quot;:&quot;&amp;[.J2]&amp;&quot;,&quot;&amp;[.M$1]&amp;[.K$1]&amp;[.M$1]&amp;&quot;:&quot;&amp;[.K2]&amp;&quot;}&quot;" table:style-name="ce1">
            <text:p>{"locationID": 38,"meetingAt": "Pfadi trotz allem","street":"Allmendstrasse 33","addition":"","district":"","zip":"2562","city":"Port","country":"Schweiz","latitude":47.1193,"longitude":7.2457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" table:formula="of:=&quot;[&quot;&amp;[.L2]" table:style-name="ce1">
            <text:p>[{"locationID": 38,"meetingAt": "Pfadi trotz allem","street":"Allmendstrasse 33","addition":"","district":"","zip":"2562","city":"Port","country":"Schweiz","latitude":47.1193,"longitude":7.2457}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Jugendraum, Matthäus-Zentrum, Lohngasse 4, 2562 Port</text:p>
          </table:table-cell>
          <table:table-cell office:value-type="string" table:style-name="ce1">
            <text:p>Matthäus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3]&amp;&quot;,&quot;&amp;[.M$1]&amp;[.C$1]&amp;[.M$1]&amp;&quot;: &quot;&amp;[.M$1]&amp;[.C3]&amp;[.M$1]&amp;&quot;,&quot;&amp;[.M$1]&amp;[.D$1]&amp;[.M$1]&amp;&quot;:&quot;&amp;[.M$1]&amp;[.D$2]&amp;[.M$1]&amp;&quot;,&quot;&amp;[.M$1]&amp;[.E$1]&amp;[.M$1]&amp;&quot;:&quot;&amp;[.M$1]&amp;[.E3]&amp;[.M$1]&amp;&quot;,&quot;&amp;[.M$1]&amp;[.F$1]&amp;[.M$1]&amp;&quot;:&quot;&amp;[.M$1]&amp;[.F3]&amp;[.M$1]&amp;&quot;,&quot;&amp;[.M$1]&amp;[.G$1]&amp;[.M$1]&amp;&quot;:&quot;&amp;[.M$1]&amp;[.G3]&amp;[.M$1]&amp;&quot;,&quot;&amp;[.M$1]&amp;[.H$1]&amp;[.M$1]&amp;&quot;:&quot;&amp;[.M$1]&amp;[.H3]&amp;[.M$1]&amp;&quot;,&quot;&amp;[.M$1]&amp;[.I$1]&amp;[.M$1]&amp;&quot;:&quot;&amp;[.M$1]&amp;[.I3]&amp;[.M$1]&amp;&quot;,&quot;&amp;[.M$1]&amp;[.J$1]&amp;[.M$1]&amp;&quot;:&quot;&amp;[.J3]&amp;&quot;,&quot;&amp;[.M$1]&amp;[.K$1]&amp;[.M$1]&amp;&quot;:&quot;&amp;[.K3]&amp;&quot;}&quot;" table:style-name="ce1">
            <text:p>{"locationID": 33,"meetingAt": "Matthäus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2]&amp;&quot;,&quot;&amp;[.L3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Kapelle, Mittelstrasse 1, 2560 Nidau</text:p>
          </table:table-cell>
          <table:table-cell office:value-type="string" table:style-name="ce1">
            <text:p>Kapelle</text:p>
          </table:table-cell>
          <table:table-cell office:value-type="string" table:style-name="ce1">
            <text:p>Mittelstrasse 1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5079999999997" table:style-name="ce1">
            <text:p>47.12508</text:p>
          </table:table-cell>
          <table:table-cell office:value-type="float" office:value="7.2400099999999998" table:style-name="ce1">
            <text:p>7.24001</text:p>
          </table:table-cell>
          <table:table-cell office:value-type="string" office:string-value="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" table:formula="of:=&quot;{&quot;&amp;[.M$1]&amp;[.A$1]&amp;[.M$1]&amp;&quot;: &quot;&amp;[.A4]&amp;&quot;,&quot;&amp;[.M$1]&amp;[.C$1]&amp;[.M$1]&amp;&quot;: &quot;&amp;[.M$1]&amp;[.C4]&amp;[.M$1]&amp;&quot;,&quot;&amp;[.M$1]&amp;[.D$1]&amp;[.M$1]&amp;&quot;:&quot;&amp;[.M$1]&amp;[.D$2]&amp;[.M$1]&amp;&quot;,&quot;&amp;[.M$1]&amp;[.E$1]&amp;[.M$1]&amp;&quot;:&quot;&amp;[.M$1]&amp;[.E4]&amp;[.M$1]&amp;&quot;,&quot;&amp;[.M$1]&amp;[.F$1]&amp;[.M$1]&amp;&quot;:&quot;&amp;[.M$1]&amp;[.F4]&amp;[.M$1]&amp;&quot;,&quot;&amp;[.M$1]&amp;[.G$1]&amp;[.M$1]&amp;&quot;:&quot;&amp;[.M$1]&amp;[.G4]&amp;[.M$1]&amp;&quot;,&quot;&amp;[.M$1]&amp;[.H$1]&amp;[.M$1]&amp;&quot;:&quot;&amp;[.M$1]&amp;[.H4]&amp;[.M$1]&amp;&quot;,&quot;&amp;[.M$1]&amp;[.I$1]&amp;[.M$1]&amp;&quot;:&quot;&amp;[.M$1]&amp;[.I4]&amp;[.M$1]&amp;&quot;,&quot;&amp;[.M$1]&amp;[.J$1]&amp;[.M$1]&amp;&quot;:&quot;&amp;[.J4]&amp;&quot;,&quot;&amp;[.M$1]&amp;[.K$1]&amp;[.M$1]&amp;&quot;:&quot;&amp;[.K4]&amp;&quot;}&quot;" table:style-name="ce1">
            <text:p>{"locationID": 32,"meetingAt": "Kapelle","street":"Allmendstrasse 33","addition":"","district":"","zip":"2560","city":"Nidau","country":"Schweiz","latitude":47.12508,"longitude":7.24001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" table:formula="of:=[.M3]&amp;&quot;,&quot;&amp;[.L4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Kirche, Mittelstrasse 1, 2560 Nidau</text:p>
          </table:table-cell>
          <table:table-cell office:value-type="string" table:style-name="ce1">
            <text:p>Kirche</text:p>
          </table:table-cell>
          <table:table-cell office:value-type="string" table:style-name="ce1">
            <text:p>Mittelstrasse 1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5079999999997" table:style-name="ce1">
            <text:p>47.12508</text:p>
          </table:table-cell>
          <table:table-cell office:value-type="float" office:value="7.2403300000000002" table:style-name="ce1">
            <text:p>7.24033</text:p>
          </table:table-cell>
          <table:table-cell office:value-type="string" office:string-value="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" table:formula="of:=&quot;{&quot;&amp;[.M$1]&amp;[.A$1]&amp;[.M$1]&amp;&quot;: &quot;&amp;[.A5]&amp;&quot;,&quot;&amp;[.M$1]&amp;[.C$1]&amp;[.M$1]&amp;&quot;: &quot;&amp;[.M$1]&amp;[.C5]&amp;[.M$1]&amp;&quot;,&quot;&amp;[.M$1]&amp;[.D$1]&amp;[.M$1]&amp;&quot;:&quot;&amp;[.M$1]&amp;[.D$2]&amp;[.M$1]&amp;&quot;,&quot;&amp;[.M$1]&amp;[.E$1]&amp;[.M$1]&amp;&quot;:&quot;&amp;[.M$1]&amp;[.E5]&amp;[.M$1]&amp;&quot;,&quot;&amp;[.M$1]&amp;[.F$1]&amp;[.M$1]&amp;&quot;:&quot;&amp;[.M$1]&amp;[.F5]&amp;[.M$1]&amp;&quot;,&quot;&amp;[.M$1]&amp;[.G$1]&amp;[.M$1]&amp;&quot;:&quot;&amp;[.M$1]&amp;[.G5]&amp;[.M$1]&amp;&quot;,&quot;&amp;[.M$1]&amp;[.H$1]&amp;[.M$1]&amp;&quot;:&quot;&amp;[.M$1]&amp;[.H5]&amp;[.M$1]&amp;&quot;,&quot;&amp;[.M$1]&amp;[.I$1]&amp;[.M$1]&amp;&quot;:&quot;&amp;[.M$1]&amp;[.I5]&amp;[.M$1]&amp;&quot;,&quot;&amp;[.M$1]&amp;[.J$1]&amp;[.M$1]&amp;&quot;:&quot;&amp;[.J5]&amp;&quot;,&quot;&amp;[.M$1]&amp;[.K$1]&amp;[.M$1]&amp;&quot;:&quot;&amp;[.K5]&amp;&quot;}&quot;" table:style-name="ce1">
            <text:p>{"locationID": 31,"meetingAt": "Kirche","street":"Allmendstrasse 33","addition":"","district":"","zip":"2560","city":"Nidau","country":"Schweiz","latitude":47.12508,"longitude":7.24033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" table:formula="of:=[.M4]&amp;&quot;,&quot;&amp;[.L5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ütterberatung/Spielgruppe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6]&amp;&quot;,&quot;&amp;[.M$1]&amp;[.C$1]&amp;[.M$1]&amp;&quot;: &quot;&amp;[.M$1]&amp;[.C6]&amp;[.M$1]&amp;&quot;,&quot;&amp;[.M$1]&amp;[.D$1]&amp;[.M$1]&amp;&quot;:&quot;&amp;[.M$1]&amp;[.D$2]&amp;[.M$1]&amp;&quot;,&quot;&amp;[.M$1]&amp;[.E$1]&amp;[.M$1]&amp;&quot;:&quot;&amp;[.M$1]&amp;[.E6]&amp;[.M$1]&amp;&quot;,&quot;&amp;[.M$1]&amp;[.F$1]&amp;[.M$1]&amp;&quot;:&quot;&amp;[.M$1]&amp;[.F6]&amp;[.M$1]&amp;&quot;,&quot;&amp;[.M$1]&amp;[.G$1]&amp;[.M$1]&amp;&quot;:&quot;&amp;[.M$1]&amp;[.G6]&amp;[.M$1]&amp;&quot;,&quot;&amp;[.M$1]&amp;[.H$1]&amp;[.M$1]&amp;&quot;:&quot;&amp;[.M$1]&amp;[.H6]&amp;[.M$1]&amp;&quot;,&quot;&amp;[.M$1]&amp;[.I$1]&amp;[.M$1]&amp;&quot;:&quot;&amp;[.M$1]&amp;[.I6]&amp;[.M$1]&amp;&quot;,&quot;&amp;[.M$1]&amp;[.J$1]&amp;[.M$1]&amp;&quot;:&quot;&amp;[.J6]&amp;&quot;,&quot;&amp;[.M$1]&amp;[.K$1]&amp;[.M$1]&amp;&quot;:&quot;&amp;[.K6]&amp;&quot;}&quot;" table:style-name="ce1">
            <text:p>{"locationID": 30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5]&amp;&quot;,&quot;&amp;[.L6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heminéeraum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7]&amp;&quot;,&quot;&amp;[.M$1]&amp;[.C$1]&amp;[.M$1]&amp;&quot;: &quot;&amp;[.M$1]&amp;[.C7]&amp;[.M$1]&amp;&quot;,&quot;&amp;[.M$1]&amp;[.D$1]&amp;[.M$1]&amp;&quot;:&quot;&amp;[.M$1]&amp;[.D$2]&amp;[.M$1]&amp;&quot;,&quot;&amp;[.M$1]&amp;[.E$1]&amp;[.M$1]&amp;&quot;:&quot;&amp;[.M$1]&amp;[.E7]&amp;[.M$1]&amp;&quot;,&quot;&amp;[.M$1]&amp;[.F$1]&amp;[.M$1]&amp;&quot;:&quot;&amp;[.M$1]&amp;[.F7]&amp;[.M$1]&amp;&quot;,&quot;&amp;[.M$1]&amp;[.G$1]&amp;[.M$1]&amp;&quot;:&quot;&amp;[.M$1]&amp;[.G7]&amp;[.M$1]&amp;&quot;,&quot;&amp;[.M$1]&amp;[.H$1]&amp;[.M$1]&amp;&quot;:&quot;&amp;[.M$1]&amp;[.H7]&amp;[.M$1]&amp;&quot;,&quot;&amp;[.M$1]&amp;[.I$1]&amp;[.M$1]&amp;&quot;:&quot;&amp;[.M$1]&amp;[.I7]&amp;[.M$1]&amp;&quot;,&quot;&amp;[.M$1]&amp;[.J$1]&amp;[.M$1]&amp;&quot;:&quot;&amp;[.J7]&amp;&quot;,&quot;&amp;[.M$1]&amp;[.K$1]&amp;[.M$1]&amp;&quot;:&quot;&amp;[.K7]&amp;&quot;}&quot;" table:style-name="ce1">
            <text:p>{"locationID": 29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6]&amp;&quot;,&quot;&amp;[.L7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Unterrichtszimmer 2 UG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8]&amp;&quot;,&quot;&amp;[.M$1]&amp;[.C$1]&amp;[.M$1]&amp;&quot;: &quot;&amp;[.M$1]&amp;[.C8]&amp;[.M$1]&amp;&quot;,&quot;&amp;[.M$1]&amp;[.D$1]&amp;[.M$1]&amp;&quot;:&quot;&amp;[.M$1]&amp;[.D$2]&amp;[.M$1]&amp;&quot;,&quot;&amp;[.M$1]&amp;[.E$1]&amp;[.M$1]&amp;&quot;:&quot;&amp;[.M$1]&amp;[.E8]&amp;[.M$1]&amp;&quot;,&quot;&amp;[.M$1]&amp;[.F$1]&amp;[.M$1]&amp;&quot;:&quot;&amp;[.M$1]&amp;[.F8]&amp;[.M$1]&amp;&quot;,&quot;&amp;[.M$1]&amp;[.G$1]&amp;[.M$1]&amp;&quot;:&quot;&amp;[.M$1]&amp;[.G8]&amp;[.M$1]&amp;&quot;,&quot;&amp;[.M$1]&amp;[.H$1]&amp;[.M$1]&amp;&quot;:&quot;&amp;[.M$1]&amp;[.H8]&amp;[.M$1]&amp;&quot;,&quot;&amp;[.M$1]&amp;[.I$1]&amp;[.M$1]&amp;&quot;:&quot;&amp;[.M$1]&amp;[.I8]&amp;[.M$1]&amp;&quot;,&quot;&amp;[.M$1]&amp;[.J$1]&amp;[.M$1]&amp;&quot;:&quot;&amp;[.J8]&amp;&quot;,&quot;&amp;[.M$1]&amp;[.K$1]&amp;[.M$1]&amp;&quot;:&quot;&amp;[.K8]&amp;&quot;}&quot;" table:style-name="ce1">
            <text:p>{"locationID": 28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7]&amp;&quot;,&quot;&amp;[.L8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Unterrichtszimmer 1 UG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9]&amp;&quot;,&quot;&amp;[.M$1]&amp;[.C$1]&amp;[.M$1]&amp;&quot;: &quot;&amp;[.M$1]&amp;[.C9]&amp;[.M$1]&amp;&quot;,&quot;&amp;[.M$1]&amp;[.D$1]&amp;[.M$1]&amp;&quot;:&quot;&amp;[.M$1]&amp;[.D$2]&amp;[.M$1]&amp;&quot;,&quot;&amp;[.M$1]&amp;[.E$1]&amp;[.M$1]&amp;&quot;:&quot;&amp;[.M$1]&amp;[.E9]&amp;[.M$1]&amp;&quot;,&quot;&amp;[.M$1]&amp;[.F$1]&amp;[.M$1]&amp;&quot;:&quot;&amp;[.M$1]&amp;[.F9]&amp;[.M$1]&amp;&quot;,&quot;&amp;[.M$1]&amp;[.G$1]&amp;[.M$1]&amp;&quot;:&quot;&amp;[.M$1]&amp;[.G9]&amp;[.M$1]&amp;&quot;,&quot;&amp;[.M$1]&amp;[.H$1]&amp;[.M$1]&amp;&quot;:&quot;&amp;[.M$1]&amp;[.H9]&amp;[.M$1]&amp;&quot;,&quot;&amp;[.M$1]&amp;[.I$1]&amp;[.M$1]&amp;&quot;:&quot;&amp;[.M$1]&amp;[.I9]&amp;[.M$1]&amp;&quot;,&quot;&amp;[.M$1]&amp;[.J$1]&amp;[.M$1]&amp;&quot;:&quot;&amp;[.J9]&amp;&quot;,&quot;&amp;[.M$1]&amp;[.K$1]&amp;[.M$1]&amp;&quot;:&quot;&amp;[.K9]&amp;&quot;}&quot;" table:style-name="ce1">
            <text:p>{"locationID": 27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8]&amp;&quot;,&quot;&amp;[.L9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Unterrichtszimmer 3 OG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10]&amp;&quot;,&quot;&amp;[.M$1]&amp;[.C$1]&amp;[.M$1]&amp;&quot;: &quot;&amp;[.M$1]&amp;[.C10]&amp;[.M$1]&amp;&quot;,&quot;&amp;[.M$1]&amp;[.D$1]&amp;[.M$1]&amp;&quot;:&quot;&amp;[.M$1]&amp;[.D$2]&amp;[.M$1]&amp;&quot;,&quot;&amp;[.M$1]&amp;[.E$1]&amp;[.M$1]&amp;&quot;:&quot;&amp;[.M$1]&amp;[.E10]&amp;[.M$1]&amp;&quot;,&quot;&amp;[.M$1]&amp;[.F$1]&amp;[.M$1]&amp;&quot;:&quot;&amp;[.M$1]&amp;[.F10]&amp;[.M$1]&amp;&quot;,&quot;&amp;[.M$1]&amp;[.G$1]&amp;[.M$1]&amp;&quot;:&quot;&amp;[.M$1]&amp;[.G10]&amp;[.M$1]&amp;&quot;,&quot;&amp;[.M$1]&amp;[.H$1]&amp;[.M$1]&amp;&quot;:&quot;&amp;[.M$1]&amp;[.H10]&amp;[.M$1]&amp;&quot;,&quot;&amp;[.M$1]&amp;[.I$1]&amp;[.M$1]&amp;&quot;:&quot;&amp;[.M$1]&amp;[.I10]&amp;[.M$1]&amp;&quot;,&quot;&amp;[.M$1]&amp;[.J$1]&amp;[.M$1]&amp;&quot;:&quot;&amp;[.J10]&amp;&quot;,&quot;&amp;[.M$1]&amp;[.K$1]&amp;[.M$1]&amp;&quot;:&quot;&amp;[.K10]&amp;&quot;}&quot;" table:style-name="ce1">
            <text:p>{"locationID": 25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9]&amp;&quot;,&quot;&amp;[.L10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Küche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11]&amp;&quot;,&quot;&amp;[.M$1]&amp;[.C$1]&amp;[.M$1]&amp;&quot;: &quot;&amp;[.M$1]&amp;[.C11]&amp;[.M$1]&amp;&quot;,&quot;&amp;[.M$1]&amp;[.D$1]&amp;[.M$1]&amp;&quot;:&quot;&amp;[.M$1]&amp;[.D$2]&amp;[.M$1]&amp;&quot;,&quot;&amp;[.M$1]&amp;[.E$1]&amp;[.M$1]&amp;&quot;:&quot;&amp;[.M$1]&amp;[.E11]&amp;[.M$1]&amp;&quot;,&quot;&amp;[.M$1]&amp;[.F$1]&amp;[.M$1]&amp;&quot;:&quot;&amp;[.M$1]&amp;[.F11]&amp;[.M$1]&amp;&quot;,&quot;&amp;[.M$1]&amp;[.G$1]&amp;[.M$1]&amp;&quot;:&quot;&amp;[.M$1]&amp;[.G11]&amp;[.M$1]&amp;&quot;,&quot;&amp;[.M$1]&amp;[.H$1]&amp;[.M$1]&amp;&quot;:&quot;&amp;[.M$1]&amp;[.H11]&amp;[.M$1]&amp;&quot;,&quot;&amp;[.M$1]&amp;[.I$1]&amp;[.M$1]&amp;&quot;:&quot;&amp;[.M$1]&amp;[.I11]&amp;[.M$1]&amp;&quot;,&quot;&amp;[.M$1]&amp;[.J$1]&amp;[.M$1]&amp;&quot;:&quot;&amp;[.J11]&amp;&quot;,&quot;&amp;[.M$1]&amp;[.K$1]&amp;[.M$1]&amp;&quot;:&quot;&amp;[.K11]&amp;&quot;}&quot;" table:style-name="ce1">
            <text:p>{"locationID": 24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10]&amp;&quot;,&quot;&amp;[.L11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oyer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12]&amp;&quot;,&quot;&amp;[.M$1]&amp;[.C$1]&amp;[.M$1]&amp;&quot;: &quot;&amp;[.M$1]&amp;[.C12]&amp;[.M$1]&amp;&quot;,&quot;&amp;[.M$1]&amp;[.D$1]&amp;[.M$1]&amp;&quot;:&quot;&amp;[.M$1]&amp;[.D$2]&amp;[.M$1]&amp;&quot;,&quot;&amp;[.M$1]&amp;[.E$1]&amp;[.M$1]&amp;&quot;:&quot;&amp;[.M$1]&amp;[.E12]&amp;[.M$1]&amp;&quot;,&quot;&amp;[.M$1]&amp;[.F$1]&amp;[.M$1]&amp;&quot;:&quot;&amp;[.M$1]&amp;[.F12]&amp;[.M$1]&amp;&quot;,&quot;&amp;[.M$1]&amp;[.G$1]&amp;[.M$1]&amp;&quot;:&quot;&amp;[.M$1]&amp;[.G12]&amp;[.M$1]&amp;&quot;,&quot;&amp;[.M$1]&amp;[.H$1]&amp;[.M$1]&amp;&quot;:&quot;&amp;[.M$1]&amp;[.H12]&amp;[.M$1]&amp;&quot;,&quot;&amp;[.M$1]&amp;[.I$1]&amp;[.M$1]&amp;&quot;:&quot;&amp;[.M$1]&amp;[.I12]&amp;[.M$1]&amp;&quot;,&quot;&amp;[.M$1]&amp;[.J$1]&amp;[.M$1]&amp;&quot;:&quot;&amp;[.J12]&amp;&quot;,&quot;&amp;[.M$1]&amp;[.K$1]&amp;[.M$1]&amp;&quot;:&quot;&amp;[.K12]&amp;&quot;}&quot;" table:style-name="ce1">
            <text:p>{"locationID": 23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11]&amp;&quot;,&quot;&amp;[.L12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Kleiner Saal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13]&amp;&quot;,&quot;&amp;[.M$1]&amp;[.C$1]&amp;[.M$1]&amp;&quot;: &quot;&amp;[.M$1]&amp;[.C13]&amp;[.M$1]&amp;&quot;,&quot;&amp;[.M$1]&amp;[.D$1]&amp;[.M$1]&amp;&quot;:&quot;&amp;[.M$1]&amp;[.D$2]&amp;[.M$1]&amp;&quot;,&quot;&amp;[.M$1]&amp;[.E$1]&amp;[.M$1]&amp;&quot;:&quot;&amp;[.M$1]&amp;[.E13]&amp;[.M$1]&amp;&quot;,&quot;&amp;[.M$1]&amp;[.F$1]&amp;[.M$1]&amp;&quot;:&quot;&amp;[.M$1]&amp;[.F13]&amp;[.M$1]&amp;&quot;,&quot;&amp;[.M$1]&amp;[.G$1]&amp;[.M$1]&amp;&quot;:&quot;&amp;[.M$1]&amp;[.G13]&amp;[.M$1]&amp;&quot;,&quot;&amp;[.M$1]&amp;[.H$1]&amp;[.M$1]&amp;&quot;:&quot;&amp;[.M$1]&amp;[.H13]&amp;[.M$1]&amp;&quot;,&quot;&amp;[.M$1]&amp;[.I$1]&amp;[.M$1]&amp;&quot;:&quot;&amp;[.M$1]&amp;[.I13]&amp;[.M$1]&amp;&quot;,&quot;&amp;[.M$1]&amp;[.J$1]&amp;[.M$1]&amp;&quot;:&quot;&amp;[.J13]&amp;&quot;,&quot;&amp;[.M$1]&amp;[.K$1]&amp;[.M$1]&amp;&quot;:&quot;&amp;[.K13]&amp;&quot;}&quot;" table:style-name="ce1">
            <text:p>{"locationID": 22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12]&amp;&quot;,&quot;&amp;[.L13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rosser Saal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14]&amp;&quot;,&quot;&amp;[.M$1]&amp;[.C$1]&amp;[.M$1]&amp;&quot;: &quot;&amp;[.M$1]&amp;[.C14]&amp;[.M$1]&amp;&quot;,&quot;&amp;[.M$1]&amp;[.D$1]&amp;[.M$1]&amp;&quot;:&quot;&amp;[.M$1]&amp;[.D$2]&amp;[.M$1]&amp;&quot;,&quot;&amp;[.M$1]&amp;[.E$1]&amp;[.M$1]&amp;&quot;:&quot;&amp;[.M$1]&amp;[.E14]&amp;[.M$1]&amp;&quot;,&quot;&amp;[.M$1]&amp;[.F$1]&amp;[.M$1]&amp;&quot;:&quot;&amp;[.M$1]&amp;[.F14]&amp;[.M$1]&amp;&quot;,&quot;&amp;[.M$1]&amp;[.G$1]&amp;[.M$1]&amp;&quot;:&quot;&amp;[.M$1]&amp;[.G14]&amp;[.M$1]&amp;&quot;,&quot;&amp;[.M$1]&amp;[.H$1]&amp;[.M$1]&amp;&quot;:&quot;&amp;[.M$1]&amp;[.H14]&amp;[.M$1]&amp;&quot;,&quot;&amp;[.M$1]&amp;[.I$1]&amp;[.M$1]&amp;&quot;:&quot;&amp;[.M$1]&amp;[.I14]&amp;[.M$1]&amp;&quot;,&quot;&amp;[.M$1]&amp;[.J$1]&amp;[.M$1]&amp;&quot;:&quot;&amp;[.J14]&amp;&quot;,&quot;&amp;[.M$1]&amp;[.K$1]&amp;[.M$1]&amp;&quot;:&quot;&amp;[.K14]&amp;&quot;}&quot;" table:style-name="ce1">
            <text:p>{"locationID": 21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13]&amp;&quot;,&quot;&amp;[.L14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Werkraum, Matthäus-Zentrum, Lohngasse 4, 2562 Port</text:p>
          </table:table-cell>
          <table:table-cell office:value-type="string" table:style-name="ce1">
            <text:p>Matthäus-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15]&amp;&quot;,&quot;&amp;[.M$1]&amp;[.C$1]&amp;[.M$1]&amp;&quot;: &quot;&amp;[.M$1]&amp;[.C15]&amp;[.M$1]&amp;&quot;,&quot;&amp;[.M$1]&amp;[.D$1]&amp;[.M$1]&amp;&quot;:&quot;&amp;[.M$1]&amp;[.D$2]&amp;[.M$1]&amp;&quot;,&quot;&amp;[.M$1]&amp;[.E$1]&amp;[.M$1]&amp;&quot;:&quot;&amp;[.M$1]&amp;[.E15]&amp;[.M$1]&amp;&quot;,&quot;&amp;[.M$1]&amp;[.F$1]&amp;[.M$1]&amp;&quot;:&quot;&amp;[.M$1]&amp;[.F15]&amp;[.M$1]&amp;&quot;,&quot;&amp;[.M$1]&amp;[.G$1]&amp;[.M$1]&amp;&quot;:&quot;&amp;[.M$1]&amp;[.G15]&amp;[.M$1]&amp;&quot;,&quot;&amp;[.M$1]&amp;[.H$1]&amp;[.M$1]&amp;&quot;:&quot;&amp;[.M$1]&amp;[.H15]&amp;[.M$1]&amp;&quot;,&quot;&amp;[.M$1]&amp;[.I$1]&amp;[.M$1]&amp;&quot;:&quot;&amp;[.M$1]&amp;[.I15]&amp;[.M$1]&amp;&quot;,&quot;&amp;[.M$1]&amp;[.J$1]&amp;[.M$1]&amp;&quot;:&quot;&amp;[.J15]&amp;&quot;,&quot;&amp;[.M$1]&amp;[.K$1]&amp;[.M$1]&amp;&quot;:&quot;&amp;[.K15]&amp;&quot;}&quot;" table:style-name="ce1">
            <text:p>{"locationID": 20,"meetingAt": "Matthäus-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14]&amp;&quot;,&quot;&amp;[.L15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Unterrichtsraum, Matthäus-Zentrum, Lohngasse 4, 2562 Port</text:p>
          </table:table-cell>
          <table:table-cell office:value-type="string" table:style-name="ce1">
            <text:p>Matthäus-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16]&amp;&quot;,&quot;&amp;[.M$1]&amp;[.C$1]&amp;[.M$1]&amp;&quot;: &quot;&amp;[.M$1]&amp;[.C16]&amp;[.M$1]&amp;&quot;,&quot;&amp;[.M$1]&amp;[.D$1]&amp;[.M$1]&amp;&quot;:&quot;&amp;[.M$1]&amp;[.D$2]&amp;[.M$1]&amp;&quot;,&quot;&amp;[.M$1]&amp;[.E$1]&amp;[.M$1]&amp;&quot;:&quot;&amp;[.M$1]&amp;[.E16]&amp;[.M$1]&amp;&quot;,&quot;&amp;[.M$1]&amp;[.F$1]&amp;[.M$1]&amp;&quot;:&quot;&amp;[.M$1]&amp;[.F16]&amp;[.M$1]&amp;&quot;,&quot;&amp;[.M$1]&amp;[.G$1]&amp;[.M$1]&amp;&quot;:&quot;&amp;[.M$1]&amp;[.G16]&amp;[.M$1]&amp;&quot;,&quot;&amp;[.M$1]&amp;[.H$1]&amp;[.M$1]&amp;&quot;:&quot;&amp;[.M$1]&amp;[.H16]&amp;[.M$1]&amp;&quot;,&quot;&amp;[.M$1]&amp;[.I$1]&amp;[.M$1]&amp;&quot;:&quot;&amp;[.M$1]&amp;[.I16]&amp;[.M$1]&amp;&quot;,&quot;&amp;[.M$1]&amp;[.J$1]&amp;[.M$1]&amp;&quot;:&quot;&amp;[.J16]&amp;&quot;,&quot;&amp;[.M$1]&amp;[.K$1]&amp;[.M$1]&amp;&quot;:&quot;&amp;[.K16]&amp;&quot;}&quot;" table:style-name="ce1">
            <text:p>{"locationID": 19,"meetingAt": "Matthäus-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15]&amp;&quot;,&quot;&amp;[.L16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astelraum 3, Matthäus-Zentrum, Lohngasse 4, 2562 Port</text:p>
          </table:table-cell>
          <table:table-cell office:value-type="string" table:style-name="ce1">
            <text:p>Matthäus-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17]&amp;&quot;,&quot;&amp;[.M$1]&amp;[.C$1]&amp;[.M$1]&amp;&quot;: &quot;&amp;[.M$1]&amp;[.C17]&amp;[.M$1]&amp;&quot;,&quot;&amp;[.M$1]&amp;[.D$1]&amp;[.M$1]&amp;&quot;:&quot;&amp;[.M$1]&amp;[.D$2]&amp;[.M$1]&amp;&quot;,&quot;&amp;[.M$1]&amp;[.E$1]&amp;[.M$1]&amp;&quot;:&quot;&amp;[.M$1]&amp;[.E17]&amp;[.M$1]&amp;&quot;,&quot;&amp;[.M$1]&amp;[.F$1]&amp;[.M$1]&amp;&quot;:&quot;&amp;[.M$1]&amp;[.F17]&amp;[.M$1]&amp;&quot;,&quot;&amp;[.M$1]&amp;[.G$1]&amp;[.M$1]&amp;&quot;:&quot;&amp;[.M$1]&amp;[.G17]&amp;[.M$1]&amp;&quot;,&quot;&amp;[.M$1]&amp;[.H$1]&amp;[.M$1]&amp;&quot;:&quot;&amp;[.M$1]&amp;[.H17]&amp;[.M$1]&amp;&quot;,&quot;&amp;[.M$1]&amp;[.I$1]&amp;[.M$1]&amp;&quot;:&quot;&amp;[.M$1]&amp;[.I17]&amp;[.M$1]&amp;&quot;,&quot;&amp;[.M$1]&amp;[.J$1]&amp;[.M$1]&amp;&quot;:&quot;&amp;[.J17]&amp;&quot;,&quot;&amp;[.M$1]&amp;[.K$1]&amp;[.M$1]&amp;&quot;:&quot;&amp;[.K17]&amp;&quot;}&quot;" table:style-name="ce1">
            <text:p>{"locationID": 18,"meetingAt": "Matthäus-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16]&amp;&quot;,&quot;&amp;[.L17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stelraum 1+2, Matthäus-Zentrum, Lohngasse 4, 2562 Port</text:p>
          </table:table-cell>
          <table:table-cell office:value-type="string" table:style-name="ce1">
            <text:p>Matthäus-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18]&amp;&quot;,&quot;&amp;[.M$1]&amp;[.C$1]&amp;[.M$1]&amp;&quot;: &quot;&amp;[.M$1]&amp;[.C18]&amp;[.M$1]&amp;&quot;,&quot;&amp;[.M$1]&amp;[.D$1]&amp;[.M$1]&amp;&quot;:&quot;&amp;[.M$1]&amp;[.D$2]&amp;[.M$1]&amp;&quot;,&quot;&amp;[.M$1]&amp;[.E$1]&amp;[.M$1]&amp;&quot;:&quot;&amp;[.M$1]&amp;[.E18]&amp;[.M$1]&amp;&quot;,&quot;&amp;[.M$1]&amp;[.F$1]&amp;[.M$1]&amp;&quot;:&quot;&amp;[.M$1]&amp;[.F18]&amp;[.M$1]&amp;&quot;,&quot;&amp;[.M$1]&amp;[.G$1]&amp;[.M$1]&amp;&quot;:&quot;&amp;[.M$1]&amp;[.G18]&amp;[.M$1]&amp;&quot;,&quot;&amp;[.M$1]&amp;[.H$1]&amp;[.M$1]&amp;&quot;:&quot;&amp;[.M$1]&amp;[.H18]&amp;[.M$1]&amp;&quot;,&quot;&amp;[.M$1]&amp;[.I$1]&amp;[.M$1]&amp;&quot;:&quot;&amp;[.M$1]&amp;[.I18]&amp;[.M$1]&amp;&quot;,&quot;&amp;[.M$1]&amp;[.J$1]&amp;[.M$1]&amp;&quot;:&quot;&amp;[.J18]&amp;&quot;,&quot;&amp;[.M$1]&amp;[.K$1]&amp;[.M$1]&amp;&quot;:&quot;&amp;[.K18]&amp;&quot;}&quot;" table:style-name="ce1">
            <text:p>{"locationID": 17,"meetingAt": "Matthäus-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17]&amp;&quot;,&quot;&amp;[.L18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ortraum, Matthäus-Zentrum, Lohngasse 4, 2562 Port</text:p>
          </table:table-cell>
          <table:table-cell office:value-type="string" table:style-name="ce1">
            <text:p>Matthäus-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19]&amp;&quot;,&quot;&amp;[.M$1]&amp;[.C$1]&amp;[.M$1]&amp;&quot;: &quot;&amp;[.M$1]&amp;[.C19]&amp;[.M$1]&amp;&quot;,&quot;&amp;[.M$1]&amp;[.D$1]&amp;[.M$1]&amp;&quot;:&quot;&amp;[.M$1]&amp;[.D$2]&amp;[.M$1]&amp;&quot;,&quot;&amp;[.M$1]&amp;[.E$1]&amp;[.M$1]&amp;&quot;:&quot;&amp;[.M$1]&amp;[.E19]&amp;[.M$1]&amp;&quot;,&quot;&amp;[.M$1]&amp;[.F$1]&amp;[.M$1]&amp;&quot;:&quot;&amp;[.M$1]&amp;[.F19]&amp;[.M$1]&amp;&quot;,&quot;&amp;[.M$1]&amp;[.G$1]&amp;[.M$1]&amp;&quot;:&quot;&amp;[.M$1]&amp;[.G19]&amp;[.M$1]&amp;&quot;,&quot;&amp;[.M$1]&amp;[.H$1]&amp;[.M$1]&amp;&quot;:&quot;&amp;[.M$1]&amp;[.H19]&amp;[.M$1]&amp;&quot;,&quot;&amp;[.M$1]&amp;[.I$1]&amp;[.M$1]&amp;&quot;:&quot;&amp;[.M$1]&amp;[.I19]&amp;[.M$1]&amp;&quot;,&quot;&amp;[.M$1]&amp;[.J$1]&amp;[.M$1]&amp;&quot;:&quot;&amp;[.J19]&amp;&quot;,&quot;&amp;[.M$1]&amp;[.K$1]&amp;[.M$1]&amp;&quot;:&quot;&amp;[.K19]&amp;&quot;}&quot;" table:style-name="ce1">
            <text:p>{"locationID": 16,"meetingAt": "Matthäus-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18]&amp;&quot;,&quot;&amp;[.L19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Küche, Matthäus-Zentrum, Lohngasse 4, 2562 Port</text:p>
          </table:table-cell>
          <table:table-cell office:value-type="string" table:style-name="ce1">
            <text:p>Matthäus-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20]&amp;&quot;,&quot;&amp;[.M$1]&amp;[.C$1]&amp;[.M$1]&amp;&quot;: &quot;&amp;[.M$1]&amp;[.C20]&amp;[.M$1]&amp;&quot;,&quot;&amp;[.M$1]&amp;[.D$1]&amp;[.M$1]&amp;&quot;:&quot;&amp;[.M$1]&amp;[.D$2]&amp;[.M$1]&amp;&quot;,&quot;&amp;[.M$1]&amp;[.E$1]&amp;[.M$1]&amp;&quot;:&quot;&amp;[.M$1]&amp;[.E20]&amp;[.M$1]&amp;&quot;,&quot;&amp;[.M$1]&amp;[.F$1]&amp;[.M$1]&amp;&quot;:&quot;&amp;[.M$1]&amp;[.F20]&amp;[.M$1]&amp;&quot;,&quot;&amp;[.M$1]&amp;[.G$1]&amp;[.M$1]&amp;&quot;:&quot;&amp;[.M$1]&amp;[.G20]&amp;[.M$1]&amp;&quot;,&quot;&amp;[.M$1]&amp;[.H$1]&amp;[.M$1]&amp;&quot;:&quot;&amp;[.M$1]&amp;[.H20]&amp;[.M$1]&amp;&quot;,&quot;&amp;[.M$1]&amp;[.I$1]&amp;[.M$1]&amp;&quot;:&quot;&amp;[.M$1]&amp;[.I20]&amp;[.M$1]&amp;&quot;,&quot;&amp;[.M$1]&amp;[.J$1]&amp;[.M$1]&amp;&quot;:&quot;&amp;[.J20]&amp;&quot;,&quot;&amp;[.M$1]&amp;[.K$1]&amp;[.M$1]&amp;&quot;:&quot;&amp;[.K20]&amp;&quot;}&quot;" table:style-name="ce1">
            <text:p>{"locationID": 15,"meetingAt": "Matthäus-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19]&amp;&quot;,&quot;&amp;[.L20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,{"locationID": 15,"meetingAt": "Matthäus-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oyer, Matthäus-Zentrum, Lohngasse 4, 2562 Port</text:p>
          </table:table-cell>
          <table:table-cell office:value-type="string" table:style-name="ce1">
            <text:p>Matthäus-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14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21]&amp;&quot;,&quot;&amp;[.M$1]&amp;[.C$1]&amp;[.M$1]&amp;&quot;: &quot;&amp;[.M$1]&amp;[.C21]&amp;[.M$1]&amp;&quot;,&quot;&amp;[.M$1]&amp;[.D$1]&amp;[.M$1]&amp;&quot;:&quot;&amp;[.M$1]&amp;[.D$2]&amp;[.M$1]&amp;&quot;,&quot;&amp;[.M$1]&amp;[.E$1]&amp;[.M$1]&amp;&quot;:&quot;&amp;[.M$1]&amp;[.E21]&amp;[.M$1]&amp;&quot;,&quot;&amp;[.M$1]&amp;[.F$1]&amp;[.M$1]&amp;&quot;:&quot;&amp;[.M$1]&amp;[.F21]&amp;[.M$1]&amp;&quot;,&quot;&amp;[.M$1]&amp;[.G$1]&amp;[.M$1]&amp;&quot;:&quot;&amp;[.M$1]&amp;[.G21]&amp;[.M$1]&amp;&quot;,&quot;&amp;[.M$1]&amp;[.H$1]&amp;[.M$1]&amp;&quot;:&quot;&amp;[.M$1]&amp;[.H21]&amp;[.M$1]&amp;&quot;,&quot;&amp;[.M$1]&amp;[.I$1]&amp;[.M$1]&amp;&quot;:&quot;&amp;[.M$1]&amp;[.I21]&amp;[.M$1]&amp;&quot;,&quot;&amp;[.M$1]&amp;[.J$1]&amp;[.M$1]&amp;&quot;:&quot;&amp;[.J21]&amp;&quot;,&quot;&amp;[.M$1]&amp;[.K$1]&amp;[.M$1]&amp;&quot;:&quot;&amp;[.K21]&amp;&quot;}&quot;" table:style-name="ce1">
            <text:p>{"locationID": 14,"meetingAt": "Matthäus-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4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20]&amp;&quot;,&quot;&amp;[.L21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,{"locationID": 15,"meetingAt": "Matthäus-Zentrum","street":"Allmendstrasse 33","addition":"","district":"","zip":"2562","city":"Port","country":"Schweiz","latitude":47.11724,"longitude":7.25555},{"locationID": 14,"meetingAt": "Matthäus-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ottesdienstraum, Matthäus-Zentrum, Lohngasse 4, 2562 Port</text:p>
          </table:table-cell>
          <table:table-cell office:value-type="string" table:style-name="ce1">
            <text:p>Matthäus-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13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22]&amp;&quot;,&quot;&amp;[.M$1]&amp;[.C$1]&amp;[.M$1]&amp;&quot;: &quot;&amp;[.M$1]&amp;[.C22]&amp;[.M$1]&amp;&quot;,&quot;&amp;[.M$1]&amp;[.D$1]&amp;[.M$1]&amp;&quot;:&quot;&amp;[.M$1]&amp;[.D$2]&amp;[.M$1]&amp;&quot;,&quot;&amp;[.M$1]&amp;[.E$1]&amp;[.M$1]&amp;&quot;:&quot;&amp;[.M$1]&amp;[.E22]&amp;[.M$1]&amp;&quot;,&quot;&amp;[.M$1]&amp;[.F$1]&amp;[.M$1]&amp;&quot;:&quot;&amp;[.M$1]&amp;[.F22]&amp;[.M$1]&amp;&quot;,&quot;&amp;[.M$1]&amp;[.G$1]&amp;[.M$1]&amp;&quot;:&quot;&amp;[.M$1]&amp;[.G22]&amp;[.M$1]&amp;&quot;,&quot;&amp;[.M$1]&amp;[.H$1]&amp;[.M$1]&amp;&quot;:&quot;&amp;[.M$1]&amp;[.H22]&amp;[.M$1]&amp;&quot;,&quot;&amp;[.M$1]&amp;[.I$1]&amp;[.M$1]&amp;&quot;:&quot;&amp;[.M$1]&amp;[.I22]&amp;[.M$1]&amp;&quot;,&quot;&amp;[.M$1]&amp;[.J$1]&amp;[.M$1]&amp;&quot;:&quot;&amp;[.J22]&amp;&quot;,&quot;&amp;[.M$1]&amp;[.K$1]&amp;[.M$1]&amp;&quot;:&quot;&amp;[.K22]&amp;&quot;}&quot;" table:style-name="ce1">
            <text:p>{"locationID": 13,"meetingAt": "Matthäus-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4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3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21]&amp;&quot;,&quot;&amp;[.L22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,{"locationID": 15,"meetingAt": "Matthäus-Zentrum","street":"Allmendstrasse 33","addition":"","district":"","zip":"2562","city":"Port","country":"Schweiz","latitude":47.11724,"longitude":7.25555},{"locationID": 14,"meetingAt": "Matthäus-Zentrum","street":"Allmendstrasse 33","addition":"","district":"","zip":"2562","city":"Port","country":"Schweiz","latitude":47.11724,"longitude":7.25555},{"locationID": 13,"meetingAt": "Matthäus-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atthäus-Zentrum, Grosser Saal, Lohngasse 4, 2562 Port</text:p>
          </table:table-cell>
          <table:table-cell office:value-type="string" table:style-name="ce1">
            <text:p>Matthäus-Zentrum</text:p>
          </table:table-cell>
          <table:table-cell office:value-type="string" table:style-name="ce1">
            <text:p>Lohngasse 4</text:p>
          </table:table-cell>
          <table:table-cell table:number-columns-repeated="2" table:style-name="ce1"/>
          <table:table-cell office:value-type="float" office:value="2562" table:style-name="ce1">
            <text:p>2562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Schweiz</text:p>
          </table:table-cell>
          <table:table-cell office:value-type="float" office:value="47.117240000000002" table:style-name="ce1">
            <text:p>47.11724</text:p>
          </table:table-cell>
          <table:table-cell office:value-type="float" office:value="7.2555500000000004" table:style-name="ce1">
            <text:p>7.25555</text:p>
          </table:table-cell>
          <table:table-cell office:value-type="string" office:string-value="{&quot;locationID&quot;: 12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&quot;{&quot;&amp;[.M$1]&amp;[.A$1]&amp;[.M$1]&amp;&quot;: &quot;&amp;[.A23]&amp;&quot;,&quot;&amp;[.M$1]&amp;[.C$1]&amp;[.M$1]&amp;&quot;: &quot;&amp;[.M$1]&amp;[.C23]&amp;[.M$1]&amp;&quot;,&quot;&amp;[.M$1]&amp;[.D$1]&amp;[.M$1]&amp;&quot;:&quot;&amp;[.M$1]&amp;[.D$2]&amp;[.M$1]&amp;&quot;,&quot;&amp;[.M$1]&amp;[.E$1]&amp;[.M$1]&amp;&quot;:&quot;&amp;[.M$1]&amp;[.E23]&amp;[.M$1]&amp;&quot;,&quot;&amp;[.M$1]&amp;[.F$1]&amp;[.M$1]&amp;&quot;:&quot;&amp;[.M$1]&amp;[.F23]&amp;[.M$1]&amp;&quot;,&quot;&amp;[.M$1]&amp;[.G$1]&amp;[.M$1]&amp;&quot;:&quot;&amp;[.M$1]&amp;[.G23]&amp;[.M$1]&amp;&quot;,&quot;&amp;[.M$1]&amp;[.H$1]&amp;[.M$1]&amp;&quot;:&quot;&amp;[.M$1]&amp;[.H23]&amp;[.M$1]&amp;&quot;,&quot;&amp;[.M$1]&amp;[.I$1]&amp;[.M$1]&amp;&quot;:&quot;&amp;[.M$1]&amp;[.I23]&amp;[.M$1]&amp;&quot;,&quot;&amp;[.M$1]&amp;[.J$1]&amp;[.M$1]&amp;&quot;:&quot;&amp;[.J23]&amp;&quot;,&quot;&amp;[.M$1]&amp;[.K$1]&amp;[.M$1]&amp;&quot;:&quot;&amp;[.K23]&amp;&quot;}&quot;" table:style-name="ce1">
            <text:p>{"locationID": 12,"meetingAt": "Matthäus-Zentrum","street":"Allmendstrasse 33","addition":"","district":"","zip":"2562","city":"Port","country":"Schweiz","latitude":47.11724,"longitude":7.25555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4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3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2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" table:formula="of:=[.M22]&amp;&quot;,&quot;&amp;[.L23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,{"locationID": 15,"meetingAt": "Matthäus-Zentrum","street":"Allmendstrasse 33","addition":"","district":"","zip":"2562","city":"Port","country":"Schweiz","latitude":47.11724,"longitude":7.25555},{"locationID": 14,"meetingAt": "Matthäus-Zentrum","street":"Allmendstrasse 33","addition":"","district":"","zip":"2562","city":"Port","country":"Schweiz","latitude":47.11724,"longitude":7.25555},{"locationID": 13,"meetingAt": "Matthäus-Zentrum","street":"Allmendstrasse 33","addition":"","district":"","zip":"2562","city":"Port","country":"Schweiz","latitude":47.11724,"longitude":7.25555},{"locationID": 12,"meetingAt": "Matthäus-Zentrum","street":"Allmendstrasse 33","addition":"","district":"","zip":"2562","city":"Port","country":"Schweiz","latitude":47.11724,"longitude":7.25555}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itzungszimmer OG, Kirchgemeindehaus , Aalmattenweg 49, 2560 Nidau/BE</text:p>
          </table:table-cell>
          <table:table-cell office:value-type="string" table:style-name="ce1">
            <text:p>Kirchgemeindehaus</text:p>
          </table:table-cell>
          <table:table-cell office:value-type="string" table:style-name="ce1">
            <text:p>Aalmattenweg 49</text:p>
          </table:table-cell>
          <table:table-cell table:number-columns-repeated="2" table:style-name="ce1"/>
          <table:table-cell office:value-type="float" office:value="2560" table:style-name="ce1">
            <text:p>2560</text:p>
          </table:table-cell>
          <table:table-cell office:value-type="string" table:style-name="ce1">
            <text:p>Nidau</text:p>
          </table:table-cell>
          <table:table-cell office:value-type="string" table:style-name="ce1">
            <text:p>Schweiz</text:p>
          </table:table-cell>
          <table:table-cell office:value-type="float" office:value="47.123019999999997" table:style-name="ce1">
            <text:p>47.12302</text:p>
          </table:table-cell>
          <table:table-cell office:value-type="float" office:value="7.2488000000000001" table:style-name="ce1">
            <text:p>7.2488</text:p>
          </table:table-cell>
          <table:table-cell office:value-type="string" office:string-value="{&quot;locationID&quot;: 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&quot;{&quot;&amp;[.M$1]&amp;[.A$1]&amp;[.M$1]&amp;&quot;: &quot;&amp;[.A24]&amp;&quot;,&quot;&amp;[.M$1]&amp;[.C$1]&amp;[.M$1]&amp;&quot;: &quot;&amp;[.M$1]&amp;[.C24]&amp;[.M$1]&amp;&quot;,&quot;&amp;[.M$1]&amp;[.D$1]&amp;[.M$1]&amp;&quot;:&quot;&amp;[.M$1]&amp;[.D$2]&amp;[.M$1]&amp;&quot;,&quot;&amp;[.M$1]&amp;[.E$1]&amp;[.M$1]&amp;&quot;:&quot;&amp;[.M$1]&amp;[.E24]&amp;[.M$1]&amp;&quot;,&quot;&amp;[.M$1]&amp;[.F$1]&amp;[.M$1]&amp;&quot;:&quot;&amp;[.M$1]&amp;[.F24]&amp;[.M$1]&amp;&quot;,&quot;&amp;[.M$1]&amp;[.G$1]&amp;[.M$1]&amp;&quot;:&quot;&amp;[.M$1]&amp;[.G24]&amp;[.M$1]&amp;&quot;,&quot;&amp;[.M$1]&amp;[.H$1]&amp;[.M$1]&amp;&quot;:&quot;&amp;[.M$1]&amp;[.H24]&amp;[.M$1]&amp;&quot;,&quot;&amp;[.M$1]&amp;[.I$1]&amp;[.M$1]&amp;&quot;:&quot;&amp;[.M$1]&amp;[.I24]&amp;[.M$1]&amp;&quot;,&quot;&amp;[.M$1]&amp;[.J$1]&amp;[.M$1]&amp;&quot;:&quot;&amp;[.J24]&amp;&quot;,&quot;&amp;[.M$1]&amp;[.K$1]&amp;[.M$1]&amp;&quot;:&quot;&amp;[.K24]&amp;&quot;}&quot;" table:style-name="ce1">
            <text:p>{"locationID": 7,"meetingAt": "Kirchgemeindehaus","street":"Allmendstrasse 33","addition":"","district":"","zip":"2560","city":"Nidau","country":"Schweiz","latitude":47.12302,"longitude":7.2488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4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3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2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" table:formula="of:=[.M23]&amp;&quot;,&quot;&amp;[.L24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,{"locationID": 15,"meetingAt": "Matthäus-Zentrum","street":"Allmendstrasse 33","addition":"","district":"","zip":"2562","city":"Port","country":"Schweiz","latitude":47.11724,"longitude":7.25555},{"locationID": 14,"meetingAt": "Matthäus-Zentrum","street":"Allmendstrasse 33","addition":"","district":"","zip":"2562","city":"Port","country":"Schweiz","latitude":47.11724,"longitude":7.25555},{"locationID": 13,"meetingAt": "Matthäus-Zentrum","street":"Allmendstrasse 33","addition":"","district":"","zip":"2562","city":"Port","country":"Schweiz","latitude":47.11724,"longitude":7.25555},{"locationID": 12,"meetingAt": "Matthäus-Zentrum","street":"Allmendstrasse 33","addition":"","district":"","zip":"2562","city":"Port","country":"Schweiz","latitude":47.11724,"longitude":7.25555},{"locationID": 7,"meetingAt": "Kirchgemeindehaus","street":"Allmendstrasse 33","addition":"","district":"","zip":"2560","city":"Nidau","country":"Schweiz","latitude":47.12302,"longitude":7.2488}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egegnungsraum, Zentrum Ipsach, Dorfstrasse 6, 2563 Ipsach</text:p>
          </table:table-cell>
          <table:table-cell office:value-type="string" table:style-name="ce1">
            <text:p>Zentrum Ipsach</text:p>
          </table:table-cell>
          <table:table-cell office:value-type="string" table:style-name="ce1">
            <text:p>Dorfstrasse 6</text:p>
          </table:table-cell>
          <table:table-cell table:number-columns-repeated="2" table:style-name="ce1"/>
          <table:table-cell office:value-type="float" office:value="2563" table:style-name="ce1">
            <text:p>2563</text:p>
          </table:table-cell>
          <table:table-cell office:value-type="string" table:style-name="ce1">
            <text:p>Ipsach</text:p>
          </table:table-cell>
          <table:table-cell office:value-type="string" table:style-name="ce1">
            <text:p>Schweiz</text:p>
          </table:table-cell>
          <table:table-cell office:value-type="float" office:value="47.11524" table:style-name="ce1">
            <text:p>47.11524</text:p>
          </table:table-cell>
          <table:table-cell office:value-type="float" office:value="7.2343999999999999" table:style-name="ce1">
            <text:p>7.2344</text:p>
          </table:table-cell>
          <table:table-cell office:value-type="string" office:string-value="{&quot;locationID&quot;: 6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" table:formula="of:=&quot;{&quot;&amp;[.M$1]&amp;[.A$1]&amp;[.M$1]&amp;&quot;: &quot;&amp;[.A25]&amp;&quot;,&quot;&amp;[.M$1]&amp;[.C$1]&amp;[.M$1]&amp;&quot;: &quot;&amp;[.M$1]&amp;[.C25]&amp;[.M$1]&amp;&quot;,&quot;&amp;[.M$1]&amp;[.D$1]&amp;[.M$1]&amp;&quot;:&quot;&amp;[.M$1]&amp;[.D$2]&amp;[.M$1]&amp;&quot;,&quot;&amp;[.M$1]&amp;[.E$1]&amp;[.M$1]&amp;&quot;:&quot;&amp;[.M$1]&amp;[.E25]&amp;[.M$1]&amp;&quot;,&quot;&amp;[.M$1]&amp;[.F$1]&amp;[.M$1]&amp;&quot;:&quot;&amp;[.M$1]&amp;[.F25]&amp;[.M$1]&amp;&quot;,&quot;&amp;[.M$1]&amp;[.G$1]&amp;[.M$1]&amp;&quot;:&quot;&amp;[.M$1]&amp;[.G25]&amp;[.M$1]&amp;&quot;,&quot;&amp;[.M$1]&amp;[.H$1]&amp;[.M$1]&amp;&quot;:&quot;&amp;[.M$1]&amp;[.H25]&amp;[.M$1]&amp;&quot;,&quot;&amp;[.M$1]&amp;[.I$1]&amp;[.M$1]&amp;&quot;:&quot;&amp;[.M$1]&amp;[.I25]&amp;[.M$1]&amp;&quot;,&quot;&amp;[.M$1]&amp;[.J$1]&amp;[.M$1]&amp;&quot;:&quot;&amp;[.J25]&amp;&quot;,&quot;&amp;[.M$1]&amp;[.K$1]&amp;[.M$1]&amp;&quot;:&quot;&amp;[.K25]&amp;&quot;}&quot;" table:style-name="ce1">
            <text:p>{"locationID": 6,"meetingAt": "Zentrum Ipsach","street":"Allmendstrasse 33","addition":"","district":"","zip":"2563","city":"Ipsach","country":"Schweiz","latitude":47.11524,"longitude":7.2344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4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3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2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6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" table:formula="of:=[.M24]&amp;&quot;,&quot;&amp;[.L25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,{"locationID": 15,"meetingAt": "Matthäus-Zentrum","street":"Allmendstrasse 33","addition":"","district":"","zip":"2562","city":"Port","country":"Schweiz","latitude":47.11724,"longitude":7.25555},{"locationID": 14,"meetingAt": "Matthäus-Zentrum","street":"Allmendstrasse 33","addition":"","district":"","zip":"2562","city":"Port","country":"Schweiz","latitude":47.11724,"longitude":7.25555},{"locationID": 13,"meetingAt": "Matthäus-Zentrum","street":"Allmendstrasse 33","addition":"","district":"","zip":"2562","city":"Port","country":"Schweiz","latitude":47.11724,"longitude":7.25555},{"locationID": 12,"meetingAt": "Matthäus-Zentrum","street":"Allmendstrasse 33","addition":"","district":"","zip":"2562","city":"Port","country":"Schweiz","latitude":47.11724,"longitude":7.25555},{"locationID": 7,"meetingAt": "Kirchgemeindehaus","street":"Allmendstrasse 33","addition":"","district":"","zip":"2560","city":"Nidau","country":"Schweiz","latitude":47.12302,"longitude":7.2488},{"locationID": 6,"meetingAt": "Zentrum Ipsach","street":"Allmendstrasse 33","addition":"","district":"","zip":"2563","city":"Ipsach","country":"Schweiz","latitude":47.11524,"longitude":7.2344}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Unterrichtsraum, Zentrum Ipsach, Dorfstrasse 6, 2563 Ipsach</text:p>
          </table:table-cell>
          <table:table-cell office:value-type="string" table:style-name="ce1">
            <text:p>Zentrum Ipsach</text:p>
          </table:table-cell>
          <table:table-cell office:value-type="string" table:style-name="ce1">
            <text:p>Dorfstrasse 6</text:p>
          </table:table-cell>
          <table:table-cell table:number-columns-repeated="2" table:style-name="ce1"/>
          <table:table-cell office:value-type="float" office:value="2563" table:style-name="ce1">
            <text:p>2563</text:p>
          </table:table-cell>
          <table:table-cell office:value-type="string" table:style-name="ce1">
            <text:p>Ipsach</text:p>
          </table:table-cell>
          <table:table-cell office:value-type="string" table:style-name="ce1">
            <text:p>Schweiz</text:p>
          </table:table-cell>
          <table:table-cell office:value-type="float" office:value="47.11524" table:style-name="ce1">
            <text:p>47.11524</text:p>
          </table:table-cell>
          <table:table-cell office:value-type="float" office:value="7.2343999999999999" table:style-name="ce1">
            <text:p>7.2344</text:p>
          </table:table-cell>
          <table:table-cell office:value-type="string" office:string-value="{&quot;locationID&quot;: 5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" table:formula="of:=&quot;{&quot;&amp;[.M$1]&amp;[.A$1]&amp;[.M$1]&amp;&quot;: &quot;&amp;[.A26]&amp;&quot;,&quot;&amp;[.M$1]&amp;[.C$1]&amp;[.M$1]&amp;&quot;: &quot;&amp;[.M$1]&amp;[.C26]&amp;[.M$1]&amp;&quot;,&quot;&amp;[.M$1]&amp;[.D$1]&amp;[.M$1]&amp;&quot;:&quot;&amp;[.M$1]&amp;[.D$2]&amp;[.M$1]&amp;&quot;,&quot;&amp;[.M$1]&amp;[.E$1]&amp;[.M$1]&amp;&quot;:&quot;&amp;[.M$1]&amp;[.E26]&amp;[.M$1]&amp;&quot;,&quot;&amp;[.M$1]&amp;[.F$1]&amp;[.M$1]&amp;&quot;:&quot;&amp;[.M$1]&amp;[.F26]&amp;[.M$1]&amp;&quot;,&quot;&amp;[.M$1]&amp;[.G$1]&amp;[.M$1]&amp;&quot;:&quot;&amp;[.M$1]&amp;[.G26]&amp;[.M$1]&amp;&quot;,&quot;&amp;[.M$1]&amp;[.H$1]&amp;[.M$1]&amp;&quot;:&quot;&amp;[.M$1]&amp;[.H26]&amp;[.M$1]&amp;&quot;,&quot;&amp;[.M$1]&amp;[.I$1]&amp;[.M$1]&amp;&quot;:&quot;&amp;[.M$1]&amp;[.I26]&amp;[.M$1]&amp;&quot;,&quot;&amp;[.M$1]&amp;[.J$1]&amp;[.M$1]&amp;&quot;:&quot;&amp;[.J26]&amp;&quot;,&quot;&amp;[.M$1]&amp;[.K$1]&amp;[.M$1]&amp;&quot;:&quot;&amp;[.K26]&amp;&quot;}&quot;" table:style-name="ce1">
            <text:p>{"locationID": 5,"meetingAt": "Zentrum Ipsach","street":"Allmendstrasse 33","addition":"","district":"","zip":"2563","city":"Ipsach","country":"Schweiz","latitude":47.11524,"longitude":7.2344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4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3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2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6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,{&quot;locationID&quot;: 5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" table:formula="of:=[.M25]&amp;&quot;,&quot;&amp;[.L26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,{"locationID": 15,"meetingAt": "Matthäus-Zentrum","street":"Allmendstrasse 33","addition":"","district":"","zip":"2562","city":"Port","country":"Schweiz","latitude":47.11724,"longitude":7.25555},{"locationID": 14,"meetingAt": "Matthäus-Zentrum","street":"Allmendstrasse 33","addition":"","district":"","zip":"2562","city":"Port","country":"Schweiz","latitude":47.11724,"longitude":7.25555},{"locationID": 13,"meetingAt": "Matthäus-Zentrum","street":"Allmendstrasse 33","addition":"","district":"","zip":"2562","city":"Port","country":"Schweiz","latitude":47.11724,"longitude":7.25555},{"locationID": 12,"meetingAt": "Matthäus-Zentrum","street":"Allmendstrasse 33","addition":"","district":"","zip":"2562","city":"Port","country":"Schweiz","latitude":47.11724,"longitude":7.25555},{"locationID": 7,"meetingAt": "Kirchgemeindehaus","street":"Allmendstrasse 33","addition":"","district":"","zip":"2560","city":"Nidau","country":"Schweiz","latitude":47.12302,"longitude":7.2488},{"locationID": 6,"meetingAt": "Zentrum Ipsach","street":"Allmendstrasse 33","addition":"","district":"","zip":"2563","city":"Ipsach","country":"Schweiz","latitude":47.11524,"longitude":7.2344},{"locationID": 5,"meetingAt": "Zentrum Ipsach","street":"Allmendstrasse 33","addition":"","district":"","zip":"2563","city":"Ipsach","country":"Schweiz","latitude":47.11524,"longitude":7.2344}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ottesdienstraum, Zentrum Ipsach, Dorfstrasse 6, 2563 Ipsach</text:p>
          </table:table-cell>
          <table:table-cell office:value-type="string" table:style-name="ce1">
            <text:p>Zentrum Ipsach</text:p>
          </table:table-cell>
          <table:table-cell office:value-type="string" table:style-name="ce1">
            <text:p>Dorfstrasse 6</text:p>
          </table:table-cell>
          <table:table-cell table:number-columns-repeated="2" table:style-name="ce1"/>
          <table:table-cell office:value-type="float" office:value="2563" table:style-name="ce1">
            <text:p>2563</text:p>
          </table:table-cell>
          <table:table-cell office:value-type="string" table:style-name="ce1">
            <text:p>Ipsach</text:p>
          </table:table-cell>
          <table:table-cell office:value-type="string" table:style-name="ce1">
            <text:p>Schweiz</text:p>
          </table:table-cell>
          <table:table-cell office:value-type="float" office:value="47.11524" table:style-name="ce1">
            <text:p>47.11524</text:p>
          </table:table-cell>
          <table:table-cell office:value-type="float" office:value="7.2343999999999999" table:style-name="ce1">
            <text:p>7.2344</text:p>
          </table:table-cell>
          <table:table-cell office:value-type="string" office:string-value="{&quot;locationID&quot;: 4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" table:formula="of:=&quot;{&quot;&amp;[.M$1]&amp;[.A$1]&amp;[.M$1]&amp;&quot;: &quot;&amp;[.A27]&amp;&quot;,&quot;&amp;[.M$1]&amp;[.C$1]&amp;[.M$1]&amp;&quot;: &quot;&amp;[.M$1]&amp;[.C27]&amp;[.M$1]&amp;&quot;,&quot;&amp;[.M$1]&amp;[.D$1]&amp;[.M$1]&amp;&quot;:&quot;&amp;[.M$1]&amp;[.D$2]&amp;[.M$1]&amp;&quot;,&quot;&amp;[.M$1]&amp;[.E$1]&amp;[.M$1]&amp;&quot;:&quot;&amp;[.M$1]&amp;[.E27]&amp;[.M$1]&amp;&quot;,&quot;&amp;[.M$1]&amp;[.F$1]&amp;[.M$1]&amp;&quot;:&quot;&amp;[.M$1]&amp;[.F27]&amp;[.M$1]&amp;&quot;,&quot;&amp;[.M$1]&amp;[.G$1]&amp;[.M$1]&amp;&quot;:&quot;&amp;[.M$1]&amp;[.G27]&amp;[.M$1]&amp;&quot;,&quot;&amp;[.M$1]&amp;[.H$1]&amp;[.M$1]&amp;&quot;:&quot;&amp;[.M$1]&amp;[.H27]&amp;[.M$1]&amp;&quot;,&quot;&amp;[.M$1]&amp;[.I$1]&amp;[.M$1]&amp;&quot;:&quot;&amp;[.M$1]&amp;[.I27]&amp;[.M$1]&amp;&quot;,&quot;&amp;[.M$1]&amp;[.J$1]&amp;[.M$1]&amp;&quot;:&quot;&amp;[.J27]&amp;&quot;,&quot;&amp;[.M$1]&amp;[.K$1]&amp;[.M$1]&amp;&quot;:&quot;&amp;[.K27]&amp;&quot;}&quot;" table:style-name="ce1">
            <text:p>{"locationID": 4,"meetingAt": "Zentrum Ipsach","street":"Allmendstrasse 33","addition":"","district":"","zip":"2563","city":"Ipsach","country":"Schweiz","latitude":47.11524,"longitude":7.2344}</text:p>
          </table:table-cell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4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3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2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6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,{&quot;locationID&quot;: 5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,{&quot;locationID&quot;: 4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" table:formula="of:=[.M26]&amp;&quot;,&quot;&amp;[.L27]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,{"locationID": 15,"meetingAt": "Matthäus-Zentrum","street":"Allmendstrasse 33","addition":"","district":"","zip":"2562","city":"Port","country":"Schweiz","latitude":47.11724,"longitude":7.25555},{"locationID": 14,"meetingAt": "Matthäus-Zentrum","street":"Allmendstrasse 33","addition":"","district":"","zip":"2562","city":"Port","country":"Schweiz","latitude":47.11724,"longitude":7.25555},{"locationID": 13,"meetingAt": "Matthäus-Zentrum","street":"Allmendstrasse 33","addition":"","district":"","zip":"2562","city":"Port","country":"Schweiz","latitude":47.11724,"longitude":7.25555},{"locationID": 12,"meetingAt": "Matthäus-Zentrum","street":"Allmendstrasse 33","addition":"","district":"","zip":"2562","city":"Port","country":"Schweiz","latitude":47.11724,"longitude":7.25555},{"locationID": 7,"meetingAt": "Kirchgemeindehaus","street":"Allmendstrasse 33","addition":"","district":"","zip":"2560","city":"Nidau","country":"Schweiz","latitude":47.12302,"longitude":7.2488},{"locationID": 6,"meetingAt": "Zentrum Ipsach","street":"Allmendstrasse 33","addition":"","district":"","zip":"2563","city":"Ipsach","country":"Schweiz","latitude":47.11524,"longitude":7.2344},{"locationID": 5,"meetingAt": "Zentrum Ipsach","street":"Allmendstrasse 33","addition":"","district":"","zip":"2563","city":"Ipsach","country":"Schweiz","latitude":47.11524,"longitude":7.2344},{"locationID": 4,"meetingAt": "Zentrum Ipsach","street":"Allmendstrasse 33","addition":"","district":"","zip":"2563","city":"Ipsach","country":"Schweiz","latitude":47.11524,"longitude":7.2344}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ellmund</text:p>
          </table:table-cell>
          <table:table-cell table:number-columns-repeated="10" table:style-name="ce1"/>
          <table:table-cell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Schweiz&quot;,&quot;latitude&quot;:47.1193,&quot;longitude&quot;:7.2457},{&quot;locationID&quot;: 33,&quot;meetingAt&quot;: &quot;Matthäus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32,&quot;meetingAt&quot;: &quot;Kapell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01},{&quot;locationID&quot;: 31,&quot;meetingAt&quot;: &quot;Kirche&quot;,&quot;street&quot;:&quot;Allmendstrasse 33&quot;,&quot;addition&quot;:&quot;&quot;,&quot;district&quot;:&quot;&quot;,&quot;zip&quot;:&quot;2560&quot;,&quot;city&quot;:&quot;Nidau&quot;,&quot;country&quot;:&quot;Schweiz&quot;,&quot;latitude&quot;:47.12508,&quot;longitude&quot;:7.24033},{&quot;locationID&quot;: 30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9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8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5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4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3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2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1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20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9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8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7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6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5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4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3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12,&quot;meetingAt&quot;: &quot;Matthäus-Zentrum&quot;,&quot;street&quot;:&quot;Allmendstrasse 33&quot;,&quot;addition&quot;:&quot;&quot;,&quot;district&quot;:&quot;&quot;,&quot;zip&quot;:&quot;2562&quot;,&quot;city&quot;:&quot;Port&quot;,&quot;country&quot;:&quot;Schweiz&quot;,&quot;latitude&quot;:47.11724,&quot;longitude&quot;:7.25555},{&quot;locationID&quot;: 7,&quot;meetingAt&quot;: &quot;Kirchgemeindehaus&quot;,&quot;street&quot;:&quot;Allmendstrasse 33&quot;,&quot;addition&quot;:&quot;&quot;,&quot;district&quot;:&quot;&quot;,&quot;zip&quot;:&quot;2560&quot;,&quot;city&quot;:&quot;Nidau&quot;,&quot;country&quot;:&quot;Schweiz&quot;,&quot;latitude&quot;:47.12302,&quot;longitude&quot;:7.2488},{&quot;locationID&quot;: 6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,{&quot;locationID&quot;: 5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,{&quot;locationID&quot;: 4,&quot;meetingAt&quot;: &quot;Zentrum Ipsach&quot;,&quot;street&quot;:&quot;Allmendstrasse 33&quot;,&quot;addition&quot;:&quot;&quot;,&quot;district&quot;:&quot;&quot;,&quot;zip&quot;:&quot;2563&quot;,&quot;city&quot;:&quot;Ipsach&quot;,&quot;country&quot;:&quot;Schweiz&quot;,&quot;latitude&quot;:47.11524,&quot;longitude&quot;:7.2344}]" table:formula="of:=[.M27]&amp;&quot;]&quot;" table:style-name="ce1">
            <text:p>[{"locationID": 38,"meetingAt": "Pfadi trotz allem","street":"Allmendstrasse 33","addition":"","district":"","zip":"2562","city":"Port","country":"Schweiz","latitude":47.1193,"longitude":7.2457},{"locationID": 33,"meetingAt": "Matthäuszentrum","street":"Allmendstrasse 33","addition":"","district":"","zip":"2562","city":"Port","country":"Schweiz","latitude":47.11724,"longitude":7.25555},{"locationID": 32,"meetingAt": "Kapelle","street":"Allmendstrasse 33","addition":"","district":"","zip":"2560","city":"Nidau","country":"Schweiz","latitude":47.12508,"longitude":7.24001},{"locationID": 31,"meetingAt": "Kirche","street":"Allmendstrasse 33","addition":"","district":"","zip":"2560","city":"Nidau","country":"Schweiz","latitude":47.12508,"longitude":7.24033},{"locationID": 30,"meetingAt": "Kirchgemeindehaus","street":"Allmendstrasse 33","addition":"","district":"","zip":"2560","city":"Nidau","country":"Schweiz","latitude":47.12302,"longitude":7.2488},{"locationID": 29,"meetingAt": "Kirchgemeindehaus","street":"Allmendstrasse 33","addition":"","district":"","zip":"2560","city":"Nidau","country":"Schweiz","latitude":47.12302,"longitude":7.2488},{"locationID": 28,"meetingAt": "Kirchgemeindehaus","street":"Allmendstrasse 33","addition":"","district":"","zip":"2560","city":"Nidau","country":"Schweiz","latitude":47.12302,"longitude":7.2488},{"locationID": 27,"meetingAt": "Kirchgemeindehaus","street":"Allmendstrasse 33","addition":"","district":"","zip":"2560","city":"Nidau","country":"Schweiz","latitude":47.12302,"longitude":7.2488},{"locationID": 25,"meetingAt": "Kirchgemeindehaus","street":"Allmendstrasse 33","addition":"","district":"","zip":"2560","city":"Nidau","country":"Schweiz","latitude":47.12302,"longitude":7.2488},{"locationID": 24,"meetingAt": "Kirchgemeindehaus","street":"Allmendstrasse 33","addition":"","district":"","zip":"2560","city":"Nidau","country":"Schweiz","latitude":47.12302,"longitude":7.2488},{"locationID": 23,"meetingAt": "Kirchgemeindehaus","street":"Allmendstrasse 33","addition":"","district":"","zip":"2560","city":"Nidau","country":"Schweiz","latitude":47.12302,"longitude":7.2488},{"locationID": 22,"meetingAt": "Kirchgemeindehaus","street":"Allmendstrasse 33","addition":"","district":"","zip":"2560","city":"Nidau","country":"Schweiz","latitude":47.12302,"longitude":7.2488},{"locationID": 21,"meetingAt": "Kirchgemeindehaus","street":"Allmendstrasse 33","addition":"","district":"","zip":"2560","city":"Nidau","country":"Schweiz","latitude":47.12302,"longitude":7.2488},{"locationID": 20,"meetingAt": "Matthäus-Zentrum","street":"Allmendstrasse 33","addition":"","district":"","zip":"2562","city":"Port","country":"Schweiz","latitude":47.11724,"longitude":7.25555},{"locationID": 19,"meetingAt": "Matthäus-Zentrum","street":"Allmendstrasse 33","addition":"","district":"","zip":"2562","city":"Port","country":"Schweiz","latitude":47.11724,"longitude":7.25555},{"locationID": 18,"meetingAt": "Matthäus-Zentrum","street":"Allmendstrasse 33","addition":"","district":"","zip":"2562","city":"Port","country":"Schweiz","latitude":47.11724,"longitude":7.25555},{"locationID": 17,"meetingAt": "Matthäus-Zentrum","street":"Allmendstrasse 33","addition":"","district":"","zip":"2562","city":"Port","country":"Schweiz","latitude":47.11724,"longitude":7.25555},{"locationID": 16,"meetingAt": "Matthäus-Zentrum","street":"Allmendstrasse 33","addition":"","district":"","zip":"2562","city":"Port","country":"Schweiz","latitude":47.11724,"longitude":7.25555},{"locationID": 15,"meetingAt": "Matthäus-Zentrum","street":"Allmendstrasse 33","addition":"","district":"","zip":"2562","city":"Port","country":"Schweiz","latitude":47.11724,"longitude":7.25555},{"locationID": 14,"meetingAt": "Matthäus-Zentrum","street":"Allmendstrasse 33","addition":"","district":"","zip":"2562","city":"Port","country":"Schweiz","latitude":47.11724,"longitude":7.25555},{"locationID": 13,"meetingAt": "Matthäus-Zentrum","street":"Allmendstrasse 33","addition":"","district":"","zip":"2562","city":"Port","country":"Schweiz","latitude":47.11724,"longitude":7.25555},{"locationID": 12,"meetingAt": "Matthäus-Zentrum","street":"Allmendstrasse 33","addition":"","district":"","zip":"2562","city":"Port","country":"Schweiz","latitude":47.11724,"longitude":7.25555},{"locationID": 7,"meetingAt": "Kirchgemeindehaus","street":"Allmendstrasse 33","addition":"","district":"","zip":"2560","city":"Nidau","country":"Schweiz","latitude":47.12302,"longitude":7.2488},{"locationID": 6,"meetingAt": "Zentrum Ipsach","street":"Allmendstrasse 33","addition":"","district":"","zip":"2563","city":"Ipsach","country":"Schweiz","latitude":47.11524,"longitude":7.2344},{"locationID": 5,"meetingAt": "Zentrum Ipsach","street":"Allmendstrasse 33","addition":"","district":"","zip":"2563","city":"Ipsach","country":"Schweiz","latitude":47.11524,"longitude":7.2344},{"locationID": 4,"meetingAt": "Zentrum Ipsach","street":"Allmendstrasse 33","addition":"","district":"","zip":"2563","city":"Ipsach","country":"Schweiz","latitude":47.11524,"longitude":7.2344}]</text:p>
          </table:table-cell>
          <table:table-cell table:number-columns-repeated="1637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André Schild</meta:initial-creator>
    <dc:creator>André Schild</dc:creator>
    <meta:creation-date>2023-09-23T13:34:21Z</meta:creation-date>
    <dc:date>2023-09-23T14:05:11Z</dc:date>
    <meta:editing-duration>PT0S</meta:editing-duration>
  </office:meta>
</office:document-meta>
</file>